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in" fo:margin-bottom="0in" fo:padding="0.0193in" fo:border="0.0008in solid #e3e3e3"/>
    </style:style>
    <style:style style:name="P2" style:family="paragraph" style:parent-style-name="Text_20_body" style:list-style-name="L11">
      <style:paragraph-properties fo:margin-top="0in" fo:margin-bottom="0in" fo:padding="0.0193in" fo:border="0.0008in solid #e3e3e3"/>
    </style:style>
    <style:style style:name="P3" style:family="paragraph" style:parent-style-name="Text_20_body" style:list-style-name="L1">
      <style:paragraph-properties fo:padding="0.0193in" fo:border="0.0008in solid #e3e3e3"/>
    </style:style>
    <style:style style:name="P4" style:family="paragraph" style:parent-style-name="Text_20_body" style:list-style-name="L2">
      <style:paragraph-properties fo:padding="0.0193in" fo:border="0.0008in solid #e3e3e3"/>
    </style:style>
    <style:style style:name="P5" style:family="paragraph" style:parent-style-name="Text_20_body" style:list-style-name="L3">
      <style:paragraph-properties fo:padding="0.0193in" fo:border="0.0008in solid #e3e3e3"/>
    </style:style>
    <style:style style:name="P6" style:family="paragraph" style:parent-style-name="Text_20_body" style:list-style-name="L4">
      <style:paragraph-properties fo:padding="0.0193in" fo:border="0.0008in solid #e3e3e3"/>
    </style:style>
    <style:style style:name="P7" style:family="paragraph" style:parent-style-name="Text_20_body" style:list-style-name="L5">
      <style:paragraph-properties fo:padding="0.0193in" fo:border="0.0008in solid #e3e3e3"/>
    </style:style>
    <style:style style:name="P8" style:family="paragraph" style:parent-style-name="Text_20_body" style:list-style-name="L6">
      <style:paragraph-properties fo:padding="0.0193in" fo:border="0.0008in solid #e3e3e3"/>
    </style:style>
    <style:style style:name="P9" style:family="paragraph" style:parent-style-name="Text_20_body" style:list-style-name="L7">
      <style:paragraph-properties fo:padding="0.0193in" fo:border="0.0008in solid #e3e3e3"/>
    </style:style>
    <style:style style:name="P10" style:family="paragraph" style:parent-style-name="Text_20_body" style:list-style-name="L8">
      <style:paragraph-properties fo:padding="0.0193in" fo:border="0.0008in solid #e3e3e3"/>
    </style:style>
    <style:style style:name="P11" style:family="paragraph" style:parent-style-name="Text_20_body" style:list-style-name="L9">
      <style:paragraph-properties fo:padding="0.0193in" fo:border="0.0008in solid #e3e3e3"/>
    </style:style>
    <style:style style:name="P12" style:family="paragraph" style:parent-style-name="Text_20_body" style:list-style-name="L10">
      <style:paragraph-properties fo:padding="0.0193in" fo:border="0.0008in solid #e3e3e3"/>
    </style:style>
    <style:style style:name="P13" style:family="paragraph" style:parent-style-name="Text_20_body" style:list-style-name="L11">
      <style:paragraph-properties fo:padding="0.0193in" fo:border="0.0008in solid #e3e3e3"/>
    </style:style>
    <style:style style:name="T1" style:family="text">
      <style:text-properties fo:language="ru" fo:country="RU"/>
    </style:style>
    <style:style style:name="T2" style:family="text">
      <style:text-properties fo:font-variant="normal" fo:text-transform="none" fo:color="#0d0d0d" style:font-name="S hne" fo:font-size="12pt" fo:letter-spacing="normal" fo:font-style="normal" fo:font-weight="normal"/>
    </style:style>
    <style:style style:name="T3" style:family="text">
      <style:text-properties fo:font-variant="normal" fo:text-transform="none" fo:color="#0d0d0d" style:font-name="S hne" fo:font-size="12pt" fo:letter-spacing="normal" fo:language="ru" fo:country="RU" fo:font-style="normal" fo:font-weight="normal"/>
    </style:style>
    <style:style style:name="T4" style:family="text">
      <style:text-properties fo:font-variant="normal" fo:text-transform="none" fo:color="#0d0d0d" fo:letter-spacing="normal"/>
    </style:style>
    <style:style style:name="T5" style:family="text">
      <style:text-properties fo:font-variant="normal" fo:text-transform="none" fo:color="#0d0d0d" fo:letter-spacing="normal" fo:language="ru" fo:country="RU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 text:start-value="1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 text:start-value="1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 text:start-value="1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number text:level="1" text:style-name="Numbering_20_Symbols" style:num-suffix="." style:num-format="1" text:start-value="1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98467727658346340" text:style-name="L1">
        <text:list-item>
          <text:p text:style-name="P3">Какие есть обязательные атрибуты у тега img? Расскажите про их назначение</text:p>
          <text:list>
            <text:list-item>
              <text:p text:style-name="P1">Обязательным атрибутом для тега img является src (source), который указывает путь к изображению. Без этого атрибута браузер не сможет загрузить изображение. Другие атрибуты, такие как alt (alternative text), не являются обязательными, но рекомендуется использовать их для улучшения доступности и SEO.</text:p>
            </text:list-item>
          </text:list>
        </text:list-item>
        <text:list-item>
          <text:p text:style-name="P3">Что такое семантические теги? Зачем они нужны?</text:p>
          <text:list>
            <text:list-item>
              <text:p text:style-name="P1">Семантические теги в HTML предоставляют информацию о содержимом веб-страницы, делая её структуру более понятной для браузеров и разработчиков. Они позволяют чётко определить смысловую роль каждого элемента (например, &lt;header&gt;, &lt;footer&gt;, &lt;nav&gt;, &lt;article&gt;, &lt;section&gt;), что улучшает доступность, SEO и облегчает стилизацию с помощью CSS.</text:p>
            </text:list-item>
          </text:list>
        </text:list-item>
        <text:list-item>
          <text:p text:style-name="P3">Какие вы знаете способы комбинирования селекторов?</text:p>
          <text:list>
            <text:list-item>
              <text:p text:style-name="P1">Существует несколько способов комбинирования селекторов в CSS, включая комбинирование по типу элемента, по классу, по идентификатору, по атрибуту, а также использование комбинаторов, таких как потомки, дочерние элементы, смежные элементы и псевдоклассы.</text:p>
            </text:list-item>
          </text:list>
        </text:list-item>
        <text:list-item>
          <text:p text:style-name="P3">Что такое флексы и гриды? В чем между ними разница? В чем их преимущества?</text:p>
        </text:list-item>
      </text:list>
      <text:list xml:id="list6431999138358623073" text:style-name="L10">
        <text:list-item>
          <text:p text:style-name="P12">Flexbox (гибкий ящик) и Grid (сетка) - это технологии CSS для создания адаптивных макетов. Они оба предоставляют способы управления распределением элементов внутри контейнера, но основное различие заключается в том, как они это делают. Flexbox работает в одном направлении (либо горизонтально, либо вертикально), в то время как Grid предоставляет двумерную сетку. Преимущества включают удобство в использовании, адаптивность и возможность легкого создания сложных макетов.</text:p>
          <text:p text:style-name="P12"/>
        </text:list-item>
      </text:list>
      <text:list xml:id="list30419627" text:continue-list="list1198467727658346340" text:style-name="L1">
        <text:list-item>
          <text:p text:style-name="P3">В чем разница между let, const и var?</text:p>
          <text:list>
            <text:list-item>
              <text:p text:style-name="P1">let и const - это новые способы объявления переменных в ECMAScript 6 (ES6), в то время как var используется в предыдущих версиях JavaScript. Основное различие между ними заключается в области видимости и возможности переопределения значения. let и const имеют блочную область видимости и нельзя переопределить значение переменной, объявленной с const.<text:line-break/><text:span text:style-name="Strong_20_Emphasis"><text:span text:style-name="Source_20_Text">var</text:span></text:span><text:span text:style-name="T4"> </text:span><text:span text:style-name="T2">имеет функциональную область видимости или глобальную область видимости, если он объявлен вне функции. </text:span></text:p>
            </text:list-item>
          </text:list>
        </text:list-item>
        <text:list-item>
          <text:p text:style-name="P3">В чем разница между function declaration, function expression и arrow function?</text:p>
          <text:list>
            <text:list-item>
              <text:p text:style-name="P1">Function declaration объявляет функцию в глобальной области видимости и поднимается (hoisted) в начало своей области видимости. Function expression создает функцию как часть выражения и не поднимается. Стрелочные функции (arrow functions) представляют новый синтаксис для создания функций, который обеспечивает короткую и чистую запись, а также лексическую привязку this.</text:p>
            </text:list-item>
          </text:list>
        </text:list-item>
        <text:list-item>
          <text:p text:style-name="P3">Что такое замыкания?</text:p>
          <text:list>
            <text:list-item>
              <text:p text:style-name="P1">Замыкание (closure) в JavaScript - это функция, которая имеет доступ к переменным из внешней области видимости, даже после завершения выполнения внешней функции. Они позволяют сохранять приватные данные и создавать функции, которые могут запоминать и изменять своё окружение.</text:p>
            </text:list-item>
          </text:list>
        </text:list-item>
        <text:list-item>
          <text:p text:style-name="P3"><text:soft-page-break/>Что такое callback-функция?</text:p>
          <text:list>
            <text:list-item>
              <text:p text:style-name="P1">Callback-функция в JavaScript - это функция, которая передаётся в качестве аргумента в другую функцию и вызывается после завершения определённого действия или события. Они широко используются для асинхронного программирования, обработки событий и выполнения кода после завершения определённой операции.</text:p>
            </text:list-item>
          </text:list>
        </text:list-item>
        <text:list-item>
          <text:p text:style-name="P3">Какие вы знаете методы массивов? Расскажите, как работают эти методы</text:p>
          <text:list>
            <text:list-item>
              <text:p text:style-name="P1">Некоторые методы массивов в JavaScript включают в себя: map() - создаёт новый массив на основе результатов вызова заданной функции для каждого элемента; filter() - создаёт новый массив с элементами, прошедшими проверку заданной функцией; reduce() - применяет функцию к аккумулятору и каждому элементу массива (слева направо), возвращая одно результирующее значение.</text:p>
            </text:list-item>
          </text:list>
        </text:list-item>
        <text:list-item>
          <text:p text:style-name="P3">Что такое React?</text:p>
          <text:list>
            <text:list-item>
              <text:p text:style-name="P1">React - это библиотека JavaScript для создания пользовательских интерфейсов. Он позволяет разрабатывать масштабируемые веб-приложения, используя компонентный подход, где каждый компонент управляет своим собственным состоянием и отображением.</text:p>
            </text:list-item>
          </text:list>
        </text:list-item>
        <text:list-item>
          <text:p text:style-name="P3">Что такое JSX?</text:p>
          <text:list>
            <text:list-item>
              <text:p text:style-name="P3">JSX (JavaScript XML) - это расширение синтаксиса JavaScript, которое позволяет писать HTML-подобный код внутри JavaScript. Он используется в React для описания структуры пользовательского интерфейса в виде компонентов.</text:p>
            </text:list-item>
          </text:list>
        </text:list-item>
      </text:list>
      <text:list xml:id="list3168477983513638359" text:style-name="L2">
        <text:list-item>
          <text:p text:style-name="P4">Что такое props?</text:p>
        </text:list-item>
      </text:list>
      <text:list xml:id="list8417073386239143592" text:style-name="L3">
        <text:list-item>
          <text:p text:style-name="P5">Props (сокращение от properties) в React — это специальные атрибуты, которые передаются компонентам и используются для передачи данных от родительских компонентов к дочерним. Они помогают делать компоненты более динамичными и переиспользуемыми.</text:p>
        </text:list-item>
      </text:list>
      <text:list xml:id="list1104179844827488011" text:style-name="L4">
        <text:list-item>
          <text:p text:style-name="P6">Что такое prop drilling и с помощью чего этого можно избежать?</text:p>
        </text:list-item>
      </text:list>
      <text:list xml:id="list5323624224328758623" text:style-name="L5">
        <text:list-item>
          <text:p text:style-name="P7">Prop drilling — это ситуация, когда необходимо передать данные через несколько уровней компонентов, что может привести к неэффективному и запутанному коду. Этого можно избежать, используя контекст (context) или библиотеки управления состоянием, такие как Redux или MobX.</text:p>
        </text:list-item>
      </text:list>
      <text:list xml:id="list3471610389659522474" text:style-name="L6">
        <text:list-item>
          <text:p text:style-name="P8">Зачем нужен специальный атрибут key?</text:p>
        </text:list-item>
      </text:list>
      <text:list xml:id="list5639780549456757506" text:style-name="L7">
        <text:list-item>
          <text:p text:style-name="P9">Атрибут key используется в React для оптимизации производительности и корректного обновления элементов списка. Каждый элемент списка должен иметь уникальный ключ, чтобы React мог эффективно обнаруживать изменения и обновлять только необходимые компоненты в DOM.<text:line-break/><text:span text:style-name="Strong_20_Emphasis">Эффективные обновления элементов списка</text:span><text:span text:style-name="T2">: При изменении состояния или данных в приложении, например, при обновлении списка, фреймворки и библиотеки, использующие VDOM (например, React), могут эффективно обновлять DOM, перерисовывая только те элементы списка, которые действительно изменились. Атрибут </text:span><text:span text:style-name="Source_20_Text">key</text:span><text:span text:style-name="T4"> </text:span><text:span text:style-name="T2">позволяет фреймворку понять, какие элементы были добавлены, удалены или изменены.</text:span> </text:p>
        </text:list-item>
      </text:list>
      <text:list xml:id="list4974537284239210991" text:style-name="L8">
        <text:list-item>
          <text:p text:style-name="P10">Что такое Redux?</text:p>
        </text:list-item>
      </text:list>
      <text:list xml:id="list8071064169897029891" text:style-name="L9">
        <text:list-item>
          <text:p text:style-name="P11"><text:soft-page-break/>Redux — это библиотека управления состоянием для JavaScript-приложений, особенно популярная в среде React. Она помогает управлять состоянием приложения централизованно, что упрощает разработку, отладку и масштабирование приложений, особенно тех, которые имеют сложное состояние или множество взаимосвязанных компонентов.</text:p>
        </text:list-item>
      </text:list>
      <text:p text:style-name="Standard"><text:span text:style-name="T1">Чистая функция -</text:span><text:span text:style-name="T2">Она не меняет состояние внешних переменных или каких-либо данных.</text:span> <text:span text:style-name="T1">(</text:span><text:span text:style-name="T3">та функция </text:span><text:span text:style-name="Source_20_Text"><text:span text:style-name="T1">add</text:span></text:span><text:span text:style-name="T5"> </text:span><text:span text:style-name="T3">является чистой, потому что она просто складывает два числа и возвращает результат. </text:span><text:span text:style-name="T1">)<text:line-break/><text:line-break/></text:span><text:span text:style-name="Strong_20_Emphasis"><text:span text:style-name="T1">Примитивные типы данных (Primitive Data Types):</text:span></text:span></text:p>
      <text:list xml:id="list948043774249552229" text:style-name="L11">
        <text:list-item>
          <text:list>
            <text:list-item>
              <text:p text:style-name="P2"><text:span text:style-name="Strong_20_Emphasis">Числа (Numbers):</text:span> Представляют как целые, так и дробные числа. Пример: <text:span text:style-name="Source_20_Text">42</text:span>, <text:span text:style-name="Source_20_Text">3.14</text:span>.</text:p>
            </text:list-item>
            <text:list-item>
              <text:p text:style-name="P2"><text:span text:style-name="Strong_20_Emphasis">Строки (Strings):</text:span> Последовательности символов, заключенные в кавычки (одинарные или двойные). Пример: <text:span text:style-name="Source_20_Text">'Hello, world!'</text:span>, <text:span text:style-name="Source_20_Text">"JavaScript"</text:span>.</text:p>
            </text:list-item>
            <text:list-item>
              <text:p text:style-name="P2"><text:span text:style-name="Strong_20_Emphasis">Булев тип (Boolean):</text:span> Могут иметь только два значения: <text:span text:style-name="Source_20_Text">true</text:span> (истина) или <text:span text:style-name="Source_20_Text">false</text:span> (ложь).</text:p>
            </text:list-item>
            <text:list-item>
              <text:p text:style-name="P2"><text:span text:style-name="Strong_20_Emphasis">Undefined:</text:span> Значение, которое получает переменная, когда она объявлена, но не инициализирована.</text:p>
            </text:list-item>
            <text:list-item>
              <text:p text:style-name="P2"><text:span text:style-name="Strong_20_Emphasis">Null:</text:span> Особое значение, которое указывает на отсутствие значения.</text:p>
            </text:list-item>
            <text:list-item>
              <text:p text:style-name="P2"><text:span text:style-name="Strong_20_Emphasis">Символы (Symbols):</text:span> Уникальные и неизменяемые значения, добавленные в ECMAScript 6.</text:p>
            </text:list-item>
          </text:list>
        </text:list-item>
        <text:list-item>
          <text:p text:style-name="P13"><text:span text:style-name="Strong_20_Emphasis">Ссылочные типы данных (Reference Data Types):</text:span></text:p>
          <text:list>
            <text:list-item>
              <text:p text:style-name="P2"><text:span text:style-name="Strong_20_Emphasis">Объекты (Objects):</text:span> Контейнеры для хранения данных, представленные в виде пар ключ-значение. Пример: <text:span text:style-name="Source_20_Text">{ name: 'John', age: 30 }</text:span>.</text:p>
            </text:list-item>
            <text:list-item>
              <text:p text:style-name="P2"><text:span text:style-name="Strong_20_Emphasis">Массивы (Arrays):</text:span> Упорядоченные списки значений. Пример: <text:span text:style-name="Source_20_Text">[1, 2, 3, 4, 5]</text:span>.</text:p>
            </text:list-item>
            <text:list-item>
              <text:p text:style-name="P13"><text:span text:style-name="Strong_20_Emphasis">Функции (Functions):</text:span> Блоки кода, которые можно вызывать для выполнения определенной задачи.</text:p>
            </text:list-item>
          </text:list>
        </text:list-item>
      </text:list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7DT21H53M6S</meta:editing-duration>
    <meta:editing-cycles>8</meta:editing-cycles>
    <meta:generator>OpenOffice/4.1.14$Win32 OpenOffice.org_project/4114m1$Build-9811</meta:generator>
    <dc:date>2024-03-22T10:17:14.65</dc:date>
    <meta:document-statistic meta:table-count="0" meta:image-count="0" meta:object-count="0" meta:page-count="3" meta:paragraph-count="41" meta:word-count="932" meta:character-count="6871"/>
    <meta:user-defined meta:name="Info 1"/>
    <meta:user-defined meta:name="Info 2"/>
    <meta:user-defined meta:name="Info 3"/>
    <meta:user-defined meta:name="Info 4"/>
  </office:meta>
</office:document-meta>
</file>